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5.7pt" svg:height="277.85pt" svg:x="995.3pt" svg:y="0pt">
            <loext:p draw:notify-on-update-of-ranges="Sheet1.C1:Sheet1.C1 Sheet1.C2:Sheet1.C7 Sheet1.D1:Sheet1.D1 Sheet1.D2:Sheet1.D7 Sheet1.E1:Sheet1.E1 Sheet1.E2:Sheet1.E7 Sheet1.F1:Sheet1.F1 Sheet1.F2:Sheet1.F7 Sheet1.G1:Sheet1.G1 Sheet1.G2:Sheet1.G7 Sheet1.H1:Sheet1.H1 Sheet1.H2:Sheet1.H7 Sheet1.I1:Sheet1.I1 Sheet1.I2:Sheet1.I7 Sheet1.J1:Sheet1.J1 Sheet1.J2:Sheet1.J7 Sheet1.K1:Sheet1.K1 Sheet1.K2:Sheet1.K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05.7pt" svg:height="277.85pt" svg:x="480.98pt" svg:y="580.51pt">
            <loext:p draw:notify-on-update-of-ranges="Sheet1.C35:Sheet1.C35 Sheet1.C36:Sheet1.C41 Sheet1.D35:Sheet1.D35 Sheet1.D36:Sheet1.D41 Sheet1.E35:Sheet1.E35 Sheet1.E36:Sheet1.E41 Sheet1.F35:Sheet1.F35 Sheet1.F36:Sheet1.F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5.7pt" svg:height="277.85pt" svg:x="997.03pt" svg:y="292.14pt">
            <loext:p draw:notify-on-update-of-ranges="Sheet1.C15:Sheet1.C15 Sheet1.C16:Sheet1.C26 Sheet1.D15:Sheet1.D15 Sheet1.D16:Sheet1.D26 Sheet1.E15:Sheet1.E15 Sheet1.E16:Sheet1.E26 Sheet1.F15:Sheet1.F15 Sheet1.F16:Sheet1.F26 Sheet1.G15:Sheet1.G15 Sheet1.G16:Sheet1.G26 Sheet1.H15:Sheet1.H15 Sheet1.H16:Sheet1.H26 Sheet1.I15:Sheet1.I15 Sheet1.I16:Sheet1.I26 Sheet1.J15:Sheet1.J15 Sheet1.J16:Sheet1.J26 Sheet1.K15:Sheet1.K15 Sheet1.K16:Sheet1.K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lockwise Scan SGD</text:p>
          </table:table-cell>
          <table:table-cell/>
          <table:table-cell office:value-type="string" calcext:value-type="string">
            <text:p>Epochs</text:p>
          </table:table-cell>
          <table:table-cell office:value-type="string" calcext:value-type="string">
            <text:p>B1n1</text:p>
          </table:table-cell>
          <table:table-cell office:value-type="string" calcext:value-type="string">
            <text:p>B1024n1</text:p>
          </table:table-cell>
          <table:table-cell office:value-type="string" calcext:value-type="string">
            <text:p>B1024n2</text:p>
          </table:table-cell>
          <table:table-cell office:value-type="string" calcext:value-type="string">
            <text:p>B1024n4</text:p>
          </table:table-cell>
          <table:table-cell office:value-type="string" calcext:value-type="string">
            <text:p>B1024n8</text:p>
          </table:table-cell>
          <table:table-cell office:value-type="string" calcext:value-type="string">
            <text:p>B1024n16</text:p>
          </table:table-cell>
          <table:table-cell office:value-type="string" calcext:value-type="string">
            <text:p>B1024n32</text:p>
          </table:table-cell>
          <table:table-cell office:value-type="string" calcext:value-type="string">
            <text:p>B1024n64</text:p>
          </table:table-cell>
        </table:table-row>
        <table:table-row table:style-name="ro1">
          <table:table-cell office:value-type="string" calcext:value-type="string">
            <text:p>Step Size = 0.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2396" calcext:value-type="float">
            <text:p>0.692396</text:p>
          </table:table-cell>
        </table:table-row>
        <table:table-row table:style-name="ro1">
          <table:table-cell office:value-type="string" calcext:value-type="string">
            <text:p>b: block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0103" calcext:value-type="float">
            <text:p>0.320103</text:p>
          </table:table-cell>
          <table:table-cell office:value-type="float" office:value="0.677771" calcext:value-type="float">
            <text:p>0.677771</text:p>
          </table:table-cell>
          <table:table-cell office:value-type="float" office:value="0.666379" calcext:value-type="float">
            <text:p>0.666379</text:p>
          </table:table-cell>
          <table:table-cell office:value-type="float" office:value="0.546412" calcext:value-type="float">
            <text:p>0.546412</text:p>
          </table:table-cell>
          <table:table-cell office:value-type="float" office:value="0.546347" calcext:value-type="float">
            <text:p>0.546347</text:p>
          </table:table-cell>
          <table:table-cell office:value-type="float" office:value="0.324394" calcext:value-type="float">
            <text:p>0.324394</text:p>
          </table:table-cell>
          <table:table-cell office:value-type="float" office:value="0.320266" calcext:value-type="float">
            <text:p>0.320266</text:p>
          </table:table-cell>
          <table:table-cell office:value-type="float" office:value="0.320126" calcext:value-type="float">
            <text:p>0.320126</text:p>
          </table:table-cell>
        </table:table-row>
        <table:table-row table:style-name="ro1">
          <table:table-cell office:value-type="string" calcext:value-type="string">
            <text:p>n: number of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16713" calcext:value-type="float">
            <text:p>0.316713</text:p>
          </table:table-cell>
          <table:table-cell office:value-type="float" office:value="0.674068" calcext:value-type="float">
            <text:p>0.674068</text:p>
          </table:table-cell>
          <table:table-cell office:value-type="float" office:value="0.663595" calcext:value-type="float">
            <text:p>0.663595</text:p>
          </table:table-cell>
          <table:table-cell office:value-type="float" office:value="0.54334" calcext:value-type="float">
            <text:p>0.54334</text:p>
          </table:table-cell>
          <table:table-cell office:value-type="float" office:value="0.542938" calcext:value-type="float">
            <text:p>0.542938</text:p>
          </table:table-cell>
          <table:table-cell office:value-type="float" office:value="0.331444" calcext:value-type="float">
            <text:p>0.331444</text:p>
          </table:table-cell>
          <table:table-cell office:value-type="float" office:value="0.322347" calcext:value-type="float">
            <text:p>0.322347</text:p>
          </table:table-cell>
          <table:table-cell office:value-type="float" office:value="0.322003" calcext:value-type="float">
            <text:p>0.32200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17155" calcext:value-type="float">
            <text:p>0.317155</text:p>
          </table:table-cell>
          <table:table-cell office:value-type="float" office:value="0.55083" calcext:value-type="float">
            <text:p>0.55083</text:p>
          </table:table-cell>
          <table:table-cell office:value-type="float" office:value="0.544184" calcext:value-type="float">
            <text:p>0.544184</text:p>
          </table:table-cell>
          <table:table-cell office:value-type="float" office:value="0.54478" calcext:value-type="float">
            <text:p>0.54478</text:p>
          </table:table-cell>
          <table:table-cell office:value-type="float" office:value="0.544808" calcext:value-type="float">
            <text:p>0.544808</text:p>
          </table:table-cell>
          <table:table-cell office:value-type="float" office:value="0.381193" calcext:value-type="float">
            <text:p>0.381193</text:p>
          </table:table-cell>
          <table:table-cell office:value-type="float" office:value="0.327279" calcext:value-type="float">
            <text:p>0.327279</text:p>
          </table:table-cell>
          <table:table-cell office:value-type="float" office:value="0.327494" calcext:value-type="float">
            <text:p>0.32749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13978" calcext:value-type="float">
            <text:p>0.313978</text:p>
          </table:table-cell>
          <table:table-cell office:value-type="float" office:value="0.81052" calcext:value-type="float">
            <text:p>0.81052</text:p>
          </table:table-cell>
          <table:table-cell office:value-type="float" office:value="0.799506" calcext:value-type="float">
            <text:p>0.799506</text:p>
          </table:table-cell>
          <table:table-cell office:value-type="float" office:value="0.775568" calcext:value-type="float">
            <text:p>0.775568</text:p>
          </table:table-cell>
          <table:table-cell office:value-type="float" office:value="0.774078" calcext:value-type="float">
            <text:p>0.774078</text:p>
          </table:table-cell>
          <table:table-cell office:value-type="float" office:value="0.774548" calcext:value-type="float">
            <text:p>0.774548</text:p>
          </table:table-cell>
          <table:table-cell office:value-type="float" office:value="0.321729" calcext:value-type="float">
            <text:p>0.321729</text:p>
          </table:table-cell>
          <table:table-cell office:value-type="float" office:value="0.32177" calcext:value-type="float">
            <text:p>0.3217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14737" calcext:value-type="float">
            <text:p>0.314737</text:p>
          </table:table-cell>
          <table:table-cell office:value-type="float" office:value="0.831053" calcext:value-type="float">
            <text:p>0.831053</text:p>
          </table:table-cell>
          <table:table-cell office:value-type="float" office:value="0.81891" calcext:value-type="float">
            <text:p>0.81891</text:p>
          </table:table-cell>
          <table:table-cell office:value-type="float" office:value="0.81478" calcext:value-type="float">
            <text:p>0.81478</text:p>
          </table:table-cell>
          <table:table-cell office:value-type="float" office:value="0.775702" calcext:value-type="float">
            <text:p>0.775702</text:p>
          </table:table-cell>
          <table:table-cell office:value-type="float" office:value="0.777098" calcext:value-type="float">
            <text:p>0.777098</text:p>
          </table:table-cell>
          <table:table-cell office:value-type="float" office:value="0.317069" calcext:value-type="float">
            <text:p>0.317069</text:p>
          </table:table-cell>
          <table:table-cell office:value-type="float" office:value="0.316958" calcext:value-type="float">
            <text:p>0.31695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318286" calcext:value-type="float">
            <text:p>0.318286</text:p>
          </table:table-cell>
          <table:table-cell office:value-type="float" office:value="0.743534" calcext:value-type="float">
            <text:p>0.743534</text:p>
          </table:table-cell>
          <table:table-cell office:value-type="float" office:value="0.711637" calcext:value-type="float">
            <text:p>0.711637</text:p>
          </table:table-cell>
          <table:table-cell office:value-type="float" office:value="0.710934" calcext:value-type="float">
            <text:p>0.710934</text:p>
          </table:table-cell>
          <table:table-cell office:value-type="float" office:value="0.545075" calcext:value-type="float">
            <text:p>0.545075</text:p>
          </table:table-cell>
          <table:table-cell office:value-type="float" office:value="0.316191" calcext:value-type="float">
            <text:p>0.316191</text:p>
          </table:table-cell>
          <table:table-cell office:value-type="float" office:value="0.33537" calcext:value-type="float">
            <text:p>0.33537</text:p>
          </table:table-cell>
          <table:table-cell office:value-type="float" office:value="0.335278" calcext:value-type="float">
            <text:p>0.33527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12435" calcext:value-type="float">
            <text:p>0.312435</text:p>
          </table:table-cell>
          <table:table-cell office:value-type="float" office:value="0.759002" calcext:value-type="float">
            <text:p>0.759002</text:p>
          </table:table-cell>
          <table:table-cell office:value-type="float" office:value="0.750568" calcext:value-type="float">
            <text:p>0.750568</text:p>
          </table:table-cell>
          <table:table-cell office:value-type="float" office:value="0.709892" calcext:value-type="float">
            <text:p>0.709892</text:p>
          </table:table-cell>
          <table:table-cell office:value-type="float" office:value="0.536637" calcext:value-type="float">
            <text:p>0.536637</text:p>
          </table:table-cell>
          <table:table-cell office:value-type="float" office:value="0.313607" calcext:value-type="float">
            <text:p>0.313607</text:p>
          </table:table-cell>
          <table:table-cell office:value-type="float" office:value="0.365913" calcext:value-type="float">
            <text:p>0.365913</text:p>
          </table:table-cell>
          <table:table-cell office:value-type="float" office:value="0.366288" calcext:value-type="float">
            <text:p>0.36628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3496" calcext:value-type="float">
            <text:p>0.313496</text:p>
          </table:table-cell>
          <table:table-cell office:value-type="float" office:value="0.721417" calcext:value-type="float">
            <text:p>0.721417</text:p>
          </table:table-cell>
          <table:table-cell office:value-type="float" office:value="0.710382" calcext:value-type="float">
            <text:p>0.710382</text:p>
          </table:table-cell>
          <table:table-cell office:value-type="float" office:value="0.709009" calcext:value-type="float">
            <text:p>0.709009</text:p>
          </table:table-cell>
          <table:table-cell office:value-type="float" office:value="0.539679" calcext:value-type="float">
            <text:p>0.539679</text:p>
          </table:table-cell>
          <table:table-cell office:value-type="float" office:value="0.315887" calcext:value-type="float">
            <text:p>0.315887</text:p>
          </table:table-cell>
          <table:table-cell office:value-type="float" office:value="0.32424" calcext:value-type="float">
            <text:p>0.32424</text:p>
          </table:table-cell>
          <table:table-cell office:value-type="float" office:value="0.323806" calcext:value-type="float">
            <text:p>0.32380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4.41309" calcext:value-type="float">
            <text:p>4.41309</text:p>
          </table:table-cell>
          <table:table-cell office:value-type="float" office:value="4.32535" calcext:value-type="float">
            <text:p>4.32535</text:p>
          </table:table-cell>
          <table:table-cell office:value-type="float" office:value="4.34675" calcext:value-type="float">
            <text:p>4.34675</text:p>
          </table:table-cell>
          <table:table-cell office:value-type="float" office:value="4.35173" calcext:value-type="float">
            <text:p>4.35173</text:p>
          </table:table-cell>
          <table:table-cell office:value-type="float" office:value="0.389264" calcext:value-type="float">
            <text:p>0.389264</text:p>
          </table:table-cell>
          <table:table-cell office:value-type="float" office:value="0.315513" calcext:value-type="float">
            <text:p>0.315513</text:p>
          </table:table-cell>
          <table:table-cell office:value-type="float" office:value="0.315249" calcext:value-type="float">
            <text:p>0.31524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11143" calcext:value-type="float">
            <text:p>0.311143</text:p>
          </table:table-cell>
          <table:table-cell office:value-type="float" office:value="5.04518" calcext:value-type="float">
            <text:p>5.04518</text:p>
          </table:table-cell>
          <table:table-cell office:value-type="float" office:value="4.32738" calcext:value-type="float">
            <text:p>4.32738</text:p>
          </table:table-cell>
          <table:table-cell office:value-type="float" office:value="4.32389" calcext:value-type="float">
            <text:p>4.32389</text:p>
          </table:table-cell>
          <table:table-cell office:value-type="float" office:value="4.32919" calcext:value-type="float">
            <text:p>4.32919</text:p>
          </table:table-cell>
          <table:table-cell office:value-type="float" office:value="0.325842" calcext:value-type="float">
            <text:p>0.325842</text:p>
          </table:table-cell>
          <table:table-cell office:value-type="float" office:value="0.356163" calcext:value-type="float">
            <text:p>0.356163</text:p>
          </table:table-cell>
          <table:table-cell office:value-type="float" office:value="0.355942" calcext:value-type="float">
            <text:p>0.35594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office:value-type="string" calcext:value-type="string">
            <text:p>B1n1</text:p>
          </table:table-cell>
          <table:table-cell office:value-type="string" calcext:value-type="string">
            <text:p>B128n1</text:p>
          </table:table-cell>
          <table:table-cell office:value-type="string" calcext:value-type="string">
            <text:p>B128n2</text:p>
          </table:table-cell>
          <table:table-cell office:value-type="string" calcext:value-type="string">
            <text:p>B128n4</text:p>
          </table:table-cell>
          <table:table-cell office:value-type="string" calcext:value-type="string">
            <text:p>B128n8</text:p>
          </table:table-cell>
          <table:table-cell office:value-type="string" calcext:value-type="string">
            <text:p>B128n16</text:p>
          </table:table-cell>
          <table:table-cell office:value-type="string" calcext:value-type="string">
            <text:p>B128n32</text:p>
          </table:table-cell>
          <table:table-cell office:value-type="string" calcext:value-type="string">
            <text:p>B128n6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 office:value-type="float" office:value="0.692396" calcext:value-type="float">
            <text:p>0.69239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20103" calcext:value-type="float">
            <text:p>0.320103</text:p>
          </table:table-cell>
          <table:table-cell office:value-type="float" office:value="0.591609" calcext:value-type="float">
            <text:p>0.591609</text:p>
          </table:table-cell>
          <table:table-cell office:value-type="float" office:value="0.589815" calcext:value-type="float">
            <text:p>0.589815</text:p>
          </table:table-cell>
          <table:table-cell office:value-type="float" office:value="0.570442" calcext:value-type="float">
            <text:p>0.570442</text:p>
          </table:table-cell>
          <table:table-cell office:value-type="float" office:value="0.519626" calcext:value-type="float">
            <text:p>0.519626</text:p>
          </table:table-cell>
          <table:table-cell office:value-type="float" office:value="0.331327" calcext:value-type="float">
            <text:p>0.331327</text:p>
          </table:table-cell>
          <table:table-cell office:value-type="float" office:value="0.331052" calcext:value-type="float">
            <text:p>0.331052</text:p>
          </table:table-cell>
          <table:table-cell office:value-type="float" office:value="0.330874" calcext:value-type="float">
            <text:p>0.33087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16713" calcext:value-type="float">
            <text:p>0.316713</text:p>
          </table:table-cell>
          <table:table-cell office:value-type="float" office:value="0.468586" calcext:value-type="float">
            <text:p>0.468586</text:p>
          </table:table-cell>
          <table:table-cell office:value-type="float" office:value="0.468342" calcext:value-type="float">
            <text:p>0.468342</text:p>
          </table:table-cell>
          <table:table-cell office:value-type="float" office:value="0.416755" calcext:value-type="float">
            <text:p>0.416755</text:p>
          </table:table-cell>
          <table:table-cell office:value-type="float" office:value="0.317755" calcext:value-type="float">
            <text:p>0.317755</text:p>
          </table:table-cell>
          <table:table-cell office:value-type="float" office:value="0.318884" calcext:value-type="float">
            <text:p>0.318884</text:p>
          </table:table-cell>
          <table:table-cell office:value-type="float" office:value="0.318977" calcext:value-type="float">
            <text:p>0.318977</text:p>
          </table:table-cell>
          <table:table-cell office:value-type="float" office:value="0.318721" calcext:value-type="float">
            <text:p>0.31872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17155" calcext:value-type="float">
            <text:p>0.317155</text:p>
          </table:table-cell>
          <table:table-cell office:value-type="float" office:value="0.345181" calcext:value-type="float">
            <text:p>0.345181</text:p>
          </table:table-cell>
          <table:table-cell office:value-type="float" office:value="0.793293" calcext:value-type="float">
            <text:p>0.793293</text:p>
          </table:table-cell>
          <table:table-cell office:value-type="float" office:value="0.784404" calcext:value-type="float">
            <text:p>0.784404</text:p>
          </table:table-cell>
          <table:table-cell office:value-type="float" office:value="0.379788" calcext:value-type="float">
            <text:p>0.379788</text:p>
          </table:table-cell>
          <table:table-cell office:value-type="float" office:value="0.316269" calcext:value-type="float">
            <text:p>0.316269</text:p>
          </table:table-cell>
          <table:table-cell office:value-type="float" office:value="0.316149" calcext:value-type="float">
            <text:p>0.316149</text:p>
          </table:table-cell>
          <table:table-cell office:value-type="float" office:value="0.315624" calcext:value-type="float">
            <text:p>0.31562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13978" calcext:value-type="float">
            <text:p>0.313978</text:p>
          </table:table-cell>
          <table:table-cell office:value-type="float" office:value="0.334549" calcext:value-type="float">
            <text:p>0.334549</text:p>
          </table:table-cell>
          <table:table-cell office:value-type="float" office:value="0.677082" calcext:value-type="float">
            <text:p>0.677082</text:p>
          </table:table-cell>
          <table:table-cell office:value-type="float" office:value="0.672099" calcext:value-type="float">
            <text:p>0.672099</text:p>
          </table:table-cell>
          <table:table-cell office:value-type="float" office:value="0.41997" calcext:value-type="float">
            <text:p>0.41997</text:p>
          </table:table-cell>
          <table:table-cell office:value-type="float" office:value="0.315916" calcext:value-type="float">
            <text:p>0.315916</text:p>
          </table:table-cell>
          <table:table-cell office:value-type="float" office:value="0.315429" calcext:value-type="float">
            <text:p>0.315429</text:p>
          </table:table-cell>
          <table:table-cell office:value-type="float" office:value="0.315706" calcext:value-type="float">
            <text:p>0.31570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14737" calcext:value-type="float">
            <text:p>0.314737</text:p>
          </table:table-cell>
          <table:table-cell office:value-type="float" office:value="0.436847" calcext:value-type="float">
            <text:p>0.436847</text:p>
          </table:table-cell>
          <table:table-cell office:value-type="float" office:value="0.401272" calcext:value-type="float">
            <text:p>0.401272</text:p>
          </table:table-cell>
          <table:table-cell office:value-type="float" office:value="0.407558" calcext:value-type="float">
            <text:p>0.407558</text:p>
          </table:table-cell>
          <table:table-cell office:value-type="float" office:value="0.313334" calcext:value-type="float">
            <text:p>0.313334</text:p>
          </table:table-cell>
          <table:table-cell office:value-type="float" office:value="0.312741" calcext:value-type="float">
            <text:p>0.312741</text:p>
          </table:table-cell>
          <table:table-cell office:value-type="float" office:value="0.31263" calcext:value-type="float">
            <text:p>0.31263</text:p>
          </table:table-cell>
          <table:table-cell office:value-type="float" office:value="0.312841" calcext:value-type="float">
            <text:p>0.31284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318286" calcext:value-type="float">
            <text:p>0.318286</text:p>
          </table:table-cell>
          <table:table-cell office:value-type="float" office:value="2.26908" calcext:value-type="float">
            <text:p>2.26908</text:p>
          </table:table-cell>
          <table:table-cell office:value-type="float" office:value="0.844625" calcext:value-type="float">
            <text:p>0.844625</text:p>
          </table:table-cell>
          <table:table-cell office:value-type="float" office:value="0.833618" calcext:value-type="float">
            <text:p>0.833618</text:p>
          </table:table-cell>
          <table:table-cell office:value-type="float" office:value="0.330422" calcext:value-type="float">
            <text:p>0.330422</text:p>
          </table:table-cell>
          <table:table-cell office:value-type="float" office:value="0.32029" calcext:value-type="float">
            <text:p>0.32029</text:p>
          </table:table-cell>
          <table:table-cell office:value-type="float" office:value="0.319557" calcext:value-type="float">
            <text:p>0.319557</text:p>
          </table:table-cell>
          <table:table-cell office:value-type="float" office:value="0.319909" calcext:value-type="float">
            <text:p>0.31990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12435" calcext:value-type="float">
            <text:p>0.312435</text:p>
          </table:table-cell>
          <table:table-cell office:value-type="float" office:value="0.656925" calcext:value-type="float">
            <text:p>0.656925</text:p>
          </table:table-cell>
          <table:table-cell office:value-type="float" office:value="0.654497" calcext:value-type="float">
            <text:p>0.654497</text:p>
          </table:table-cell>
          <table:table-cell office:value-type="float" office:value="0.643839" calcext:value-type="float">
            <text:p>0.643839</text:p>
          </table:table-cell>
          <table:table-cell office:value-type="float" office:value="0.644013" calcext:value-type="float">
            <text:p>0.644013</text:p>
          </table:table-cell>
          <table:table-cell office:value-type="float" office:value="0.597482" calcext:value-type="float">
            <text:p>0.597482</text:p>
          </table:table-cell>
          <table:table-cell office:value-type="float" office:value="0.596045" calcext:value-type="float">
            <text:p>0.596045</text:p>
          </table:table-cell>
          <table:table-cell office:value-type="float" office:value="0.594501" calcext:value-type="float">
            <text:p>0.5945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3496" calcext:value-type="float">
            <text:p>0.313496</text:p>
          </table:table-cell>
          <table:table-cell office:value-type="float" office:value="0.393673" calcext:value-type="float">
            <text:p>0.393673</text:p>
          </table:table-cell>
          <table:table-cell office:value-type="float" office:value="0.399208" calcext:value-type="float">
            <text:p>0.399208</text:p>
          </table:table-cell>
          <table:table-cell office:value-type="float" office:value="0.399176" calcext:value-type="float">
            <text:p>0.399176</text:p>
          </table:table-cell>
          <table:table-cell office:value-type="float" office:value="0.316663" calcext:value-type="float">
            <text:p>0.316663</text:p>
          </table:table-cell>
          <table:table-cell office:value-type="float" office:value="0.312523" calcext:value-type="float">
            <text:p>0.312523</text:p>
          </table:table-cell>
          <table:table-cell office:value-type="float" office:value="0.312409" calcext:value-type="float">
            <text:p>0.312409</text:p>
          </table:table-cell>
          <table:table-cell office:value-type="float" office:value="0.312231" calcext:value-type="float">
            <text:p>0.31223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521106" calcext:value-type="float">
            <text:p>0.521106</text:p>
          </table:table-cell>
          <table:table-cell office:value-type="float" office:value="0.507735" calcext:value-type="float">
            <text:p>0.507735</text:p>
          </table:table-cell>
          <table:table-cell office:value-type="float" office:value="0.505177" calcext:value-type="float">
            <text:p>0.505177</text:p>
          </table:table-cell>
          <table:table-cell office:value-type="float" office:value="0.506562" calcext:value-type="float">
            <text:p>0.506562</text:p>
          </table:table-cell>
          <table:table-cell office:value-type="float" office:value="0.312311" calcext:value-type="float">
            <text:p>0.312311</text:p>
          </table:table-cell>
          <table:table-cell office:value-type="float" office:value="0.312391" calcext:value-type="float">
            <text:p>0.312391</text:p>
          </table:table-cell>
          <table:table-cell office:value-type="float" office:value="0.312566" calcext:value-type="float">
            <text:p>0.31256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11143" calcext:value-type="float">
            <text:p>0.311143</text:p>
          </table:table-cell>
          <table:table-cell office:value-type="float" office:value="0.432434" calcext:value-type="float">
            <text:p>0.432434</text:p>
          </table:table-cell>
          <table:table-cell office:value-type="float" office:value="0.398948" calcext:value-type="float">
            <text:p>0.398948</text:p>
          </table:table-cell>
          <table:table-cell office:value-type="float" office:value="0.405539" calcext:value-type="float">
            <text:p>0.405539</text:p>
          </table:table-cell>
          <table:table-cell office:value-type="float" office:value="0.322025" calcext:value-type="float">
            <text:p>0.322025</text:p>
          </table:table-cell>
          <table:table-cell office:value-type="float" office:value="0.326556" calcext:value-type="float">
            <text:p>0.326556</text:p>
          </table:table-cell>
          <table:table-cell office:value-type="float" office:value="0.326341" calcext:value-type="float">
            <text:p>0.326341</text:p>
          </table:table-cell>
          <table:table-cell office:value-type="float" office:value="0.326198" calcext:value-type="float">
            <text:p>0.326198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office:value-type="string" calcext:value-type="string">
            <text:p>B1n1</text:p>
          </table:table-cell>
          <table:table-cell office:value-type="string" calcext:value-type="string">
            <text:p>B4n1 </text:p>
          </table:table-cell>
          <table:table-cell office:value-type="string" calcext:value-type="string">
            <text:p>B4n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0.692396" calcext:value-type="float">
            <text:p>0.6923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20103" calcext:value-type="float">
            <text:p>0.320103</text:p>
          </table:table-cell>
          <table:table-cell office:value-type="float" office:value="0.323161" calcext:value-type="float">
            <text:p>0.323161</text:p>
          </table:table-cell>
          <table:table-cell office:value-type="float" office:value="0.322884" calcext:value-type="float">
            <text:p>0.3228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16713" calcext:value-type="float">
            <text:p>0.316713</text:p>
          </table:table-cell>
          <table:table-cell office:value-type="float" office:value="0.318771" calcext:value-type="float">
            <text:p>0.318771</text:p>
          </table:table-cell>
          <table:table-cell office:value-type="float" office:value="0.319051" calcext:value-type="float">
            <text:p>0.3190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17155" calcext:value-type="float">
            <text:p>0.317155</text:p>
          </table:table-cell>
          <table:table-cell office:value-type="float" office:value="0.32818" calcext:value-type="float">
            <text:p>0.32818</text:p>
          </table:table-cell>
          <table:table-cell office:value-type="float" office:value="0.328891" calcext:value-type="float">
            <text:p>0.3288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13978" calcext:value-type="float">
            <text:p>0.313978</text:p>
          </table:table-cell>
          <table:table-cell office:value-type="float" office:value="0.318271" calcext:value-type="float">
            <text:p>0.318271</text:p>
          </table:table-cell>
          <table:table-cell office:value-type="float" office:value="0.317861" calcext:value-type="float">
            <text:p>0.3178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14737" calcext:value-type="float">
            <text:p>0.314737</text:p>
          </table:table-cell>
          <table:table-cell office:value-type="float" office:value="0.317765" calcext:value-type="float">
            <text:p>0.317765</text:p>
          </table:table-cell>
          <table:table-cell office:value-type="float" office:value="0.317289" calcext:value-type="float">
            <text:p>0.317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318286" calcext:value-type="float">
            <text:p>0.318286</text:p>
          </table:table-cell>
          <table:table-cell office:value-type="float" office:value="0.314407" calcext:value-type="float">
            <text:p>0.314407</text:p>
          </table:table-cell>
          <table:table-cell office:value-type="float" office:value="0.31486" calcext:value-type="float">
            <text:p>0.314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12435" calcext:value-type="float">
            <text:p>0.312435</text:p>
          </table:table-cell>
          <table:table-cell office:value-type="float" office:value="0.325957" calcext:value-type="float">
            <text:p>0.325957</text:p>
          </table:table-cell>
          <table:table-cell office:value-type="float" office:value="0.325836" calcext:value-type="float">
            <text:p>0.3258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3496" calcext:value-type="float">
            <text:p>0.313496</text:p>
          </table:table-cell>
          <table:table-cell office:value-type="float" office:value="0.426358" calcext:value-type="float">
            <text:p>0.426358</text:p>
          </table:table-cell>
          <table:table-cell office:value-type="float" office:value="0.410224" calcext:value-type="float">
            <text:p>0.4102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359259" calcext:value-type="float">
            <text:p>0.359259</text:p>
          </table:table-cell>
          <table:table-cell office:value-type="float" office:value="0.359787" calcext:value-type="float">
            <text:p>0.3597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11143" calcext:value-type="float">
            <text:p>0.311143</text:p>
          </table:table-cell>
          <table:table-cell office:value-type="float" office:value="0.311229" calcext:value-type="float">
            <text:p>0.311229</text:p>
          </table:table-cell>
          <table:table-cell office:value-type="float" office:value="0.310943" calcext:value-type="float">
            <text:p>0.31094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 style:data-style-name="N2" text:time-value="16:26:29.041434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6:26:33.568355093</meta:creation-date>
    <meta:editing-duration>PT23M41S</meta:editing-duration>
    <meta:editing-cycles>9</meta:editing-cycles>
    <meta:generator>LibreOffice/5.1.6.2$Linux_X86_64 LibreOffice_project/10m0$Build-2</meta:generator>
    <dc:date>2019-01-19T17:53:56.507525113</dc:date>
    <meta:document-statistic meta:table-count="1" meta:cell-count="2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841cm" svg:height="9.803cm" xlink:href=".." xlink:type="simple" chart:class="chart:line" chart:style-name="ch1">
        <chart:title svg:x="7.183cm" svg:y="0.332cm" chart:style-name="ch2">
          <text:p>KDD2 Blockwise</text:p>
        </chart:title>
        <chart:legend chart:legend-position="end" svg:x="14.962cm" svg:y="2.859cm" style:legend-expansion="high" chart:style-name="ch3"/>
        <chart:plot-area chart:style-name="ch4" table:cell-range-address="Sheet1.C1:Sheet1.K7" chart:data-source-has-labels="both" svg:x="1.367cm" svg:y="1.307cm" svg:width="13.239cm" svg:height="7.319cm">
          <chartooo:coordinate-region svg:x="2.094cm" svg:y="1.506cm" svg:width="12.418cm" svg:height="6.473cm"/>
          <chart:axis chart:dimension="x" chart:name="primary-x" chart:style-name="ch5" chartooo:axis-type="auto">
            <chartooo:date-scale/>
            <chart:title svg:x="7.386cm" svg:y="8.822cm" chart:style-name="ch6">
              <text:p>Epochs</text:p>
            </chart:title>
            <chart:categories table:cell-range-address="Sheet1.C2:Sheet1.C7"/>
          </chart:axis>
          <chart:axis chart:dimension="y" chart:name="primary-y" chart:style-name="ch7">
            <chart:title svg:x="0.451cm" svg:y="5.685cm" chart:style-name="ch8">
              <text:p>Log Loss</text:p>
            </chart:title>
            <chart:grid chart:style-name="ch9" chart:class="major"/>
          </chart:axis>
          <chart:series chart:style-name="ch10" chart:values-cell-range-address="Sheet1.D2:Sheet1.D7" chart:label-cell-address="Sheet1.D1:Sheet1.D1" chart:class="chart:line">
            <chart:data-point chart:repeated="6"/>
          </chart:series>
          <chart:series chart:style-name="ch11" chart:values-cell-range-address="Sheet1.E2:Sheet1.E7" chart:label-cell-address="Sheet1.E1:Sheet1.E1" chart:class="chart:line">
            <chart:data-point chart:repeated="6"/>
          </chart:series>
          <chart:series chart:style-name="ch12" chart:values-cell-range-address="Sheet1.F2:Sheet1.F7" chart:label-cell-address="Sheet1.F1:Sheet1.F1" chart:class="chart:line">
            <chart:data-point chart:repeated="6"/>
          </chart:series>
          <chart:series chart:style-name="ch13" chart:values-cell-range-address="Sheet1.G2:Sheet1.G7" chart:label-cell-address="Sheet1.G1:Sheet1.G1" chart:class="chart:line">
            <chart:data-point chart:repeated="6"/>
          </chart:series>
          <chart:series chart:style-name="ch14" chart:values-cell-range-address="Sheet1.H2:Sheet1.H7" chart:label-cell-address="Sheet1.H1:Sheet1.H1" chart:class="chart:line">
            <chart:data-point chart:repeated="6"/>
          </chart:series>
          <chart:series chart:style-name="ch15" chart:values-cell-range-address="Sheet1.I2:Sheet1.I7" chart:label-cell-address="Sheet1.I1:Sheet1.I1" chart:class="chart:line">
            <chart:data-point chart:repeated="6"/>
          </chart:series>
          <chart:series chart:style-name="ch16" chart:values-cell-range-address="Sheet1.J2:Sheet1.J7" chart:label-cell-address="Sheet1.J1:Sheet1.J1" chart:class="chart:line">
            <chart:data-point chart:repeated="6"/>
          </chart:series>
          <chart:series chart:style-name="ch17" chart:values-cell-range-address="Sheet1.K2:Sheet1.K7" chart:label-cell-address="Sheet1.K1:Sheet1.K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D1:Sheet1.D1</svg:desc>
                </draw:g>
              </table:table-cell>
              <table:table-cell office:value-type="string">
                <text:p>B1024n1</text:p>
                <draw:g>
                  <svg:desc>Sheet1.E1:Sheet1.E1</svg:desc>
                </draw:g>
              </table:table-cell>
              <table:table-cell office:value-type="string">
                <text:p>B1024n2</text:p>
                <draw:g>
                  <svg:desc>Sheet1.F1:Sheet1.F1</svg:desc>
                </draw:g>
              </table:table-cell>
              <table:table-cell office:value-type="string">
                <text:p>B1024n4</text:p>
                <draw:g>
                  <svg:desc>Sheet1.G1:Sheet1.G1</svg:desc>
                </draw:g>
              </table:table-cell>
              <table:table-cell office:value-type="string">
                <text:p>B1024n8</text:p>
                <draw:g>
                  <svg:desc>Sheet1.H1:Sheet1.H1</svg:desc>
                </draw:g>
              </table:table-cell>
              <table:table-cell office:value-type="string">
                <text:p>B1024n16</text:p>
                <draw:g>
                  <svg:desc>Sheet1.I1:Sheet1.I1</svg:desc>
                </draw:g>
              </table:table-cell>
              <table:table-cell office:value-type="string">
                <text:p>B1024n32</text:p>
                <draw:g>
                  <svg:desc>Sheet1.J1:Sheet1.J1</svg:desc>
                </draw:g>
              </table:table-cell>
              <table:table-cell office:value-type="string">
                <text:p>B1024n64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0.692396">
                <text:p>0.692396</text:p>
                <draw:g>
                  <svg:desc>Sheet1.D2:Sheet1.D7</svg:desc>
                </draw:g>
              </table:table-cell>
              <table:table-cell office:value-type="float" office:value="0.692396">
                <text:p>0.692396</text:p>
                <draw:g>
                  <svg:desc>Sheet1.E2:Sheet1.E7</svg:desc>
                </draw:g>
              </table:table-cell>
              <table:table-cell office:value-type="float" office:value="0.692396">
                <text:p>0.692396</text:p>
                <draw:g>
                  <svg:desc>Sheet1.F2:Sheet1.F7</svg:desc>
                </draw:g>
              </table:table-cell>
              <table:table-cell office:value-type="float" office:value="0.692396">
                <text:p>0.692396</text:p>
                <draw:g>
                  <svg:desc>Sheet1.G2:Sheet1.G7</svg:desc>
                </draw:g>
              </table:table-cell>
              <table:table-cell office:value-type="float" office:value="0.692396">
                <text:p>0.692396</text:p>
                <draw:g>
                  <svg:desc>Sheet1.H2:Sheet1.H7</svg:desc>
                </draw:g>
              </table:table-cell>
              <table:table-cell office:value-type="float" office:value="0.692396">
                <text:p>0.692396</text:p>
                <draw:g>
                  <svg:desc>Sheet1.I2:Sheet1.I7</svg:desc>
                </draw:g>
              </table:table-cell>
              <table:table-cell office:value-type="float" office:value="0.692396">
                <text:p>0.692396</text:p>
                <draw:g>
                  <svg:desc>Sheet1.J2:Sheet1.J7</svg:desc>
                </draw:g>
              </table:table-cell>
              <table:table-cell office:value-type="float" office:value="0.692396">
                <text:p>0.692396</text:p>
                <draw:g>
                  <svg:desc>Sheet1.K2:Sheet1.K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0103">
                <text:p>0.320103</text:p>
              </table:table-cell>
              <table:table-cell office:value-type="float" office:value="0.677771">
                <text:p>0.677771</text:p>
              </table:table-cell>
              <table:table-cell office:value-type="float" office:value="0.666379">
                <text:p>0.666379</text:p>
              </table:table-cell>
              <table:table-cell office:value-type="float" office:value="0.546412">
                <text:p>0.546412</text:p>
              </table:table-cell>
              <table:table-cell office:value-type="float" office:value="0.546347">
                <text:p>0.546347</text:p>
              </table:table-cell>
              <table:table-cell office:value-type="float" office:value="0.324394">
                <text:p>0.324394</text:p>
              </table:table-cell>
              <table:table-cell office:value-type="float" office:value="0.320266">
                <text:p>0.320266</text:p>
              </table:table-cell>
              <table:table-cell office:value-type="float" office:value="0.320126">
                <text:p>0.3201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6713">
                <text:p>0.316713</text:p>
              </table:table-cell>
              <table:table-cell office:value-type="float" office:value="0.674068">
                <text:p>0.674068</text:p>
              </table:table-cell>
              <table:table-cell office:value-type="float" office:value="0.663595">
                <text:p>0.663595</text:p>
              </table:table-cell>
              <table:table-cell office:value-type="float" office:value="0.54334">
                <text:p>0.54334</text:p>
              </table:table-cell>
              <table:table-cell office:value-type="float" office:value="0.542938">
                <text:p>0.542938</text:p>
              </table:table-cell>
              <table:table-cell office:value-type="float" office:value="0.331444">
                <text:p>0.331444</text:p>
              </table:table-cell>
              <table:table-cell office:value-type="float" office:value="0.322347">
                <text:p>0.322347</text:p>
              </table:table-cell>
              <table:table-cell office:value-type="float" office:value="0.322003">
                <text:p>0.3220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7155">
                <text:p>0.317155</text:p>
              </table:table-cell>
              <table:table-cell office:value-type="float" office:value="0.55083">
                <text:p>0.55083</text:p>
              </table:table-cell>
              <table:table-cell office:value-type="float" office:value="0.544184">
                <text:p>0.544184</text:p>
              </table:table-cell>
              <table:table-cell office:value-type="float" office:value="0.54478">
                <text:p>0.54478</text:p>
              </table:table-cell>
              <table:table-cell office:value-type="float" office:value="0.544808">
                <text:p>0.544808</text:p>
              </table:table-cell>
              <table:table-cell office:value-type="float" office:value="0.381193">
                <text:p>0.381193</text:p>
              </table:table-cell>
              <table:table-cell office:value-type="float" office:value="0.327279">
                <text:p>0.327279</text:p>
              </table:table-cell>
              <table:table-cell office:value-type="float" office:value="0.327494">
                <text:p>0.327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3978">
                <text:p>0.313978</text:p>
              </table:table-cell>
              <table:table-cell office:value-type="float" office:value="0.81052">
                <text:p>0.81052</text:p>
              </table:table-cell>
              <table:table-cell office:value-type="float" office:value="0.799506">
                <text:p>0.799506</text:p>
              </table:table-cell>
              <table:table-cell office:value-type="float" office:value="0.775568">
                <text:p>0.775568</text:p>
              </table:table-cell>
              <table:table-cell office:value-type="float" office:value="0.774078">
                <text:p>0.774078</text:p>
              </table:table-cell>
              <table:table-cell office:value-type="float" office:value="0.774548">
                <text:p>0.774548</text:p>
              </table:table-cell>
              <table:table-cell office:value-type="float" office:value="0.321729">
                <text:p>0.321729</text:p>
              </table:table-cell>
              <table:table-cell office:value-type="float" office:value="0.32177">
                <text:p>0.321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4737">
                <text:p>0.314737</text:p>
              </table:table-cell>
              <table:table-cell office:value-type="float" office:value="0.831053">
                <text:p>0.831053</text:p>
              </table:table-cell>
              <table:table-cell office:value-type="float" office:value="0.81891">
                <text:p>0.81891</text:p>
              </table:table-cell>
              <table:table-cell office:value-type="float" office:value="0.81478">
                <text:p>0.81478</text:p>
              </table:table-cell>
              <table:table-cell office:value-type="float" office:value="0.775702">
                <text:p>0.775702</text:p>
              </table:table-cell>
              <table:table-cell office:value-type="float" office:value="0.777098">
                <text:p>0.777098</text:p>
              </table:table-cell>
              <table:table-cell office:value-type="float" office:value="0.317069">
                <text:p>0.317069</text:p>
              </table:table-cell>
              <table:table-cell office:value-type="float" office:value="0.316958">
                <text:p>0.316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41cm" svg:height="9.803cm" xlink:href=".." xlink:type="simple" chart:class="chart:line" chart:style-name="ch1">
        <chart:title svg:x="7.183cm" svg:y="0.332cm" chart:style-name="ch2">
          <text:p>KDD2 Blockwise</text:p>
        </chart:title>
        <chart:legend chart:legend-position="end" svg:x="15.597cm" svg:y="4.104cm" style:legend-expansion="high" chart:style-name="ch3"/>
        <chart:plot-area chart:style-name="ch4" table:cell-range-address="Sheet1.C35:Sheet1.F41" chart:data-source-has-labels="both" svg:x="1.367cm" svg:y="1.307cm" svg:width="13.874cm" svg:height="7.319cm">
          <chartooo:coordinate-region svg:x="2.094cm" svg:y="1.506cm" svg:width="13.053cm" svg:height="6.473cm"/>
          <chart:axis chart:dimension="x" chart:name="primary-x" chart:style-name="ch5" chartooo:axis-type="auto">
            <chartooo:date-scale/>
            <chart:title svg:x="7.704cm" svg:y="8.822cm" chart:style-name="ch6">
              <text:p>Epochs</text:p>
            </chart:title>
            <chart:categories table:cell-range-address="Sheet1.C36:Sheet1.C41"/>
          </chart:axis>
          <chart:axis chart:dimension="y" chart:name="primary-y" chart:style-name="ch7">
            <chart:title svg:x="0.451cm" svg:y="5.685cm" chart:style-name="ch8">
              <text:p>Log Loss</text:p>
            </chart:title>
            <chart:grid chart:style-name="ch9" chart:class="major"/>
          </chart:axis>
          <chart:series chart:style-name="ch10" chart:values-cell-range-address="Sheet1.D36:Sheet1.D41" chart:label-cell-address="Sheet1.D35:Sheet1.D35" chart:class="chart:line">
            <chart:data-point chart:repeated="6"/>
          </chart:series>
          <chart:series chart:style-name="ch11" chart:values-cell-range-address="Sheet1.E36:Sheet1.E41" chart:label-cell-address="Sheet1.E35:Sheet1.E35" chart:class="chart:line">
            <chart:data-point chart:repeated="6"/>
          </chart:series>
          <chart:series chart:style-name="ch12" chart:values-cell-range-address="Sheet1.F36:Sheet1.F41" chart:label-cell-address="Sheet1.F35:Sheet1.F3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D35:Sheet1.D35</svg:desc>
                </draw:g>
              </table:table-cell>
              <table:table-cell office:value-type="string">
                <text:p>B4n1 </text:p>
                <draw:g>
                  <svg:desc>Sheet1.E35:Sheet1.E35</svg:desc>
                </draw:g>
              </table:table-cell>
              <table:table-cell office:value-type="string">
                <text:p>B4n2</text:p>
                <draw:g>
                  <svg:desc>Sheet1.F35:Sheet1.F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36:Sheet1.C41</svg:desc>
                </draw:g>
              </table:table-cell>
              <table:table-cell office:value-type="float" office:value="0.692396">
                <text:p>0.692396</text:p>
                <draw:g>
                  <svg:desc>Sheet1.D36:Sheet1.D41</svg:desc>
                </draw:g>
              </table:table-cell>
              <table:table-cell office:value-type="float" office:value="0.692396">
                <text:p>0.692396</text:p>
                <draw:g>
                  <svg:desc>Sheet1.E36:Sheet1.E41</svg:desc>
                </draw:g>
              </table:table-cell>
              <table:table-cell office:value-type="float" office:value="0.692396">
                <text:p>0.692396</text:p>
                <draw:g>
                  <svg:desc>Sheet1.F36:Sheet1.F4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0103">
                <text:p>0.320103</text:p>
              </table:table-cell>
              <table:table-cell office:value-type="float" office:value="0.323161">
                <text:p>0.323161</text:p>
              </table:table-cell>
              <table:table-cell office:value-type="float" office:value="0.322884">
                <text:p>0.3228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6713">
                <text:p>0.316713</text:p>
              </table:table-cell>
              <table:table-cell office:value-type="float" office:value="0.318771">
                <text:p>0.318771</text:p>
              </table:table-cell>
              <table:table-cell office:value-type="float" office:value="0.319051">
                <text:p>0.3190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7155">
                <text:p>0.317155</text:p>
              </table:table-cell>
              <table:table-cell office:value-type="float" office:value="0.32818">
                <text:p>0.32818</text:p>
              </table:table-cell>
              <table:table-cell office:value-type="float" office:value="0.328891">
                <text:p>0.3288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3978">
                <text:p>0.313978</text:p>
              </table:table-cell>
              <table:table-cell office:value-type="float" office:value="0.318271">
                <text:p>0.318271</text:p>
              </table:table-cell>
              <table:table-cell office:value-type="float" office:value="0.317861">
                <text:p>0.317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4737">
                <text:p>0.314737</text:p>
              </table:table-cell>
              <table:table-cell office:value-type="float" office:value="0.317765">
                <text:p>0.317765</text:p>
              </table:table-cell>
              <table:table-cell office:value-type="float" office:value="0.317289">
                <text:p>0.317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841cm" svg:height="9.803cm" xlink:href=".." xlink:type="simple" chart:class="chart:line" chart:style-name="ch1">
        <chart:title svg:x="7.183cm" svg:y="0.332cm" chart:style-name="ch2">
          <text:p>KDD2 Blockwise</text:p>
        </chart:title>
        <chart:legend chart:legend-position="end" svg:x="15.148cm" svg:y="2.859cm" style:legend-expansion="high" chart:style-name="ch3"/>
        <chart:plot-area chart:style-name="ch4" table:cell-range-address="Sheet1.C15:Sheet1.K26" chart:data-source-has-labels="both" svg:x="1.367cm" svg:y="1.307cm" svg:width="13.425cm" svg:height="7.319cm">
          <chartooo:coordinate-region svg:x="2.094cm" svg:y="1.506cm" svg:width="12.511cm" svg:height="6.473cm"/>
          <chart:axis chart:dimension="x" chart:name="primary-x" chart:style-name="ch5" chartooo:axis-type="auto">
            <chartooo:date-scale/>
            <chart:title svg:x="7.479cm" svg:y="8.822cm" chart:style-name="ch6">
              <text:p>Epochs</text:p>
            </chart:title>
            <chart:categories table:cell-range-address="Sheet1.C16:Sheet1.C26"/>
          </chart:axis>
          <chart:axis chart:dimension="y" chart:name="primary-y" chart:style-name="ch7">
            <chart:title svg:x="0.451cm" svg:y="5.685cm" chart:style-name="ch8">
              <text:p>Log Loss</text:p>
            </chart:title>
            <chart:grid chart:style-name="ch9" chart:class="major"/>
          </chart:axis>
          <chart:series chart:style-name="ch10" chart:values-cell-range-address="Sheet1.D16:Sheet1.D26" chart:label-cell-address="Sheet1.D15:Sheet1.D15" chart:class="chart:line">
            <chart:data-point chart:repeated="11"/>
          </chart:series>
          <chart:series chart:style-name="ch11" chart:values-cell-range-address="Sheet1.E16:Sheet1.E26" chart:label-cell-address="Sheet1.E15:Sheet1.E15" chart:class="chart:line">
            <chart:data-point chart:repeated="11"/>
          </chart:series>
          <chart:series chart:style-name="ch12" chart:values-cell-range-address="Sheet1.F16:Sheet1.F26" chart:label-cell-address="Sheet1.F15:Sheet1.F15" chart:class="chart:line">
            <chart:data-point chart:repeated="11"/>
          </chart:series>
          <chart:series chart:style-name="ch13" chart:values-cell-range-address="Sheet1.G16:Sheet1.G26" chart:label-cell-address="Sheet1.G15:Sheet1.G15" chart:class="chart:line">
            <chart:data-point chart:repeated="11"/>
          </chart:series>
          <chart:series chart:style-name="ch14" chart:values-cell-range-address="Sheet1.H16:Sheet1.H26" chart:label-cell-address="Sheet1.H15:Sheet1.H15" chart:class="chart:line">
            <chart:data-point chart:repeated="11"/>
          </chart:series>
          <chart:series chart:style-name="ch15" chart:values-cell-range-address="Sheet1.I16:Sheet1.I26" chart:label-cell-address="Sheet1.I15:Sheet1.I15" chart:class="chart:line">
            <chart:data-point chart:repeated="11"/>
          </chart:series>
          <chart:series chart:style-name="ch16" chart:values-cell-range-address="Sheet1.J16:Sheet1.J26" chart:label-cell-address="Sheet1.J15:Sheet1.J15" chart:class="chart:line">
            <chart:data-point chart:repeated="11"/>
          </chart:series>
          <chart:series chart:style-name="ch17" chart:values-cell-range-address="Sheet1.K16:Sheet1.K26" chart:label-cell-address="Sheet1.K15:Sheet1.K15" chart:class="chart:line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D15:Sheet1.D15</svg:desc>
                </draw:g>
              </table:table-cell>
              <table:table-cell office:value-type="string">
                <text:p>B128n1</text:p>
                <draw:g>
                  <svg:desc>Sheet1.E15:Sheet1.E15</svg:desc>
                </draw:g>
              </table:table-cell>
              <table:table-cell office:value-type="string">
                <text:p>B128n2</text:p>
                <draw:g>
                  <svg:desc>Sheet1.F15:Sheet1.F15</svg:desc>
                </draw:g>
              </table:table-cell>
              <table:table-cell office:value-type="string">
                <text:p>B128n4</text:p>
                <draw:g>
                  <svg:desc>Sheet1.G15:Sheet1.G15</svg:desc>
                </draw:g>
              </table:table-cell>
              <table:table-cell office:value-type="string">
                <text:p>B128n8</text:p>
                <draw:g>
                  <svg:desc>Sheet1.H15:Sheet1.H15</svg:desc>
                </draw:g>
              </table:table-cell>
              <table:table-cell office:value-type="string">
                <text:p>B128n16</text:p>
                <draw:g>
                  <svg:desc>Sheet1.I15:Sheet1.I15</svg:desc>
                </draw:g>
              </table:table-cell>
              <table:table-cell office:value-type="string">
                <text:p>B128n32</text:p>
                <draw:g>
                  <svg:desc>Sheet1.J15:Sheet1.J15</svg:desc>
                </draw:g>
              </table:table-cell>
              <table:table-cell office:value-type="string">
                <text:p>B128n64</text:p>
                <draw:g>
                  <svg:desc>Sheet1.K15:Sheet1.K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16:Sheet1.C26</svg:desc>
                </draw:g>
              </table:table-cell>
              <table:table-cell office:value-type="float" office:value="0.692396">
                <text:p>0.692396</text:p>
                <draw:g>
                  <svg:desc>Sheet1.D16:Sheet1.D26</svg:desc>
                </draw:g>
              </table:table-cell>
              <table:table-cell office:value-type="float" office:value="0.692396">
                <text:p>0.692396</text:p>
                <draw:g>
                  <svg:desc>Sheet1.E16:Sheet1.E26</svg:desc>
                </draw:g>
              </table:table-cell>
              <table:table-cell office:value-type="float" office:value="0.692396">
                <text:p>0.692396</text:p>
                <draw:g>
                  <svg:desc>Sheet1.F16:Sheet1.F26</svg:desc>
                </draw:g>
              </table:table-cell>
              <table:table-cell office:value-type="float" office:value="0.692396">
                <text:p>0.692396</text:p>
                <draw:g>
                  <svg:desc>Sheet1.G16:Sheet1.G26</svg:desc>
                </draw:g>
              </table:table-cell>
              <table:table-cell office:value-type="float" office:value="0.692396">
                <text:p>0.692396</text:p>
                <draw:g>
                  <svg:desc>Sheet1.H16:Sheet1.H26</svg:desc>
                </draw:g>
              </table:table-cell>
              <table:table-cell office:value-type="float" office:value="0.692396">
                <text:p>0.692396</text:p>
                <draw:g>
                  <svg:desc>Sheet1.I16:Sheet1.I26</svg:desc>
                </draw:g>
              </table:table-cell>
              <table:table-cell office:value-type="float" office:value="0.692396">
                <text:p>0.692396</text:p>
                <draw:g>
                  <svg:desc>Sheet1.J16:Sheet1.J26</svg:desc>
                </draw:g>
              </table:table-cell>
              <table:table-cell office:value-type="float" office:value="0.692396">
                <text:p>0.692396</text:p>
                <draw:g>
                  <svg:desc>Sheet1.K16:Sheet1.K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0103">
                <text:p>0.320103</text:p>
              </table:table-cell>
              <table:table-cell office:value-type="float" office:value="0.591609">
                <text:p>0.591609</text:p>
              </table:table-cell>
              <table:table-cell office:value-type="float" office:value="0.589815">
                <text:p>0.589815</text:p>
              </table:table-cell>
              <table:table-cell office:value-type="float" office:value="0.570442">
                <text:p>0.570442</text:p>
              </table:table-cell>
              <table:table-cell office:value-type="float" office:value="0.519626">
                <text:p>0.519626</text:p>
              </table:table-cell>
              <table:table-cell office:value-type="float" office:value="0.331327">
                <text:p>0.331327</text:p>
              </table:table-cell>
              <table:table-cell office:value-type="float" office:value="0.331052">
                <text:p>0.331052</text:p>
              </table:table-cell>
              <table:table-cell office:value-type="float" office:value="0.330874">
                <text:p>0.3308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16713">
                <text:p>0.316713</text:p>
              </table:table-cell>
              <table:table-cell office:value-type="float" office:value="0.468586">
                <text:p>0.468586</text:p>
              </table:table-cell>
              <table:table-cell office:value-type="float" office:value="0.468342">
                <text:p>0.468342</text:p>
              </table:table-cell>
              <table:table-cell office:value-type="float" office:value="0.416755">
                <text:p>0.416755</text:p>
              </table:table-cell>
              <table:table-cell office:value-type="float" office:value="0.317755">
                <text:p>0.317755</text:p>
              </table:table-cell>
              <table:table-cell office:value-type="float" office:value="0.318884">
                <text:p>0.318884</text:p>
              </table:table-cell>
              <table:table-cell office:value-type="float" office:value="0.318977">
                <text:p>0.318977</text:p>
              </table:table-cell>
              <table:table-cell office:value-type="float" office:value="0.318721">
                <text:p>0.3187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7155">
                <text:p>0.317155</text:p>
              </table:table-cell>
              <table:table-cell office:value-type="float" office:value="0.345181">
                <text:p>0.345181</text:p>
              </table:table-cell>
              <table:table-cell office:value-type="float" office:value="0.793293">
                <text:p>0.793293</text:p>
              </table:table-cell>
              <table:table-cell office:value-type="float" office:value="0.784404">
                <text:p>0.784404</text:p>
              </table:table-cell>
              <table:table-cell office:value-type="float" office:value="0.379788">
                <text:p>0.379788</text:p>
              </table:table-cell>
              <table:table-cell office:value-type="float" office:value="0.316269">
                <text:p>0.316269</text:p>
              </table:table-cell>
              <table:table-cell office:value-type="float" office:value="0.316149">
                <text:p>0.316149</text:p>
              </table:table-cell>
              <table:table-cell office:value-type="float" office:value="0.315624">
                <text:p>0.3156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3978">
                <text:p>0.313978</text:p>
              </table:table-cell>
              <table:table-cell office:value-type="float" office:value="0.334549">
                <text:p>0.334549</text:p>
              </table:table-cell>
              <table:table-cell office:value-type="float" office:value="0.677082">
                <text:p>0.677082</text:p>
              </table:table-cell>
              <table:table-cell office:value-type="float" office:value="0.672099">
                <text:p>0.672099</text:p>
              </table:table-cell>
              <table:table-cell office:value-type="float" office:value="0.41997">
                <text:p>0.41997</text:p>
              </table:table-cell>
              <table:table-cell office:value-type="float" office:value="0.315916">
                <text:p>0.315916</text:p>
              </table:table-cell>
              <table:table-cell office:value-type="float" office:value="0.315429">
                <text:p>0.315429</text:p>
              </table:table-cell>
              <table:table-cell office:value-type="float" office:value="0.315706">
                <text:p>0.3157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4737">
                <text:p>0.314737</text:p>
              </table:table-cell>
              <table:table-cell office:value-type="float" office:value="0.436847">
                <text:p>0.436847</text:p>
              </table:table-cell>
              <table:table-cell office:value-type="float" office:value="0.401272">
                <text:p>0.401272</text:p>
              </table:table-cell>
              <table:table-cell office:value-type="float" office:value="0.407558">
                <text:p>0.407558</text:p>
              </table:table-cell>
              <table:table-cell office:value-type="float" office:value="0.313334">
                <text:p>0.313334</text:p>
              </table:table-cell>
              <table:table-cell office:value-type="float" office:value="0.312741">
                <text:p>0.312741</text:p>
              </table:table-cell>
              <table:table-cell office:value-type="float" office:value="0.31263">
                <text:p>0.31263</text:p>
              </table:table-cell>
              <table:table-cell office:value-type="float" office:value="0.312841">
                <text:p>0.3128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8286">
                <text:p>0.318286</text:p>
              </table:table-cell>
              <table:table-cell office:value-type="float" office:value="2.26908">
                <text:p>2.26908</text:p>
              </table:table-cell>
              <table:table-cell office:value-type="float" office:value="0.844625">
                <text:p>0.844625</text:p>
              </table:table-cell>
              <table:table-cell office:value-type="float" office:value="0.833618">
                <text:p>0.833618</text:p>
              </table:table-cell>
              <table:table-cell office:value-type="float" office:value="0.330422">
                <text:p>0.330422</text:p>
              </table:table-cell>
              <table:table-cell office:value-type="float" office:value="0.32029">
                <text:p>0.32029</text:p>
              </table:table-cell>
              <table:table-cell office:value-type="float" office:value="0.319557">
                <text:p>0.319557</text:p>
              </table:table-cell>
              <table:table-cell office:value-type="float" office:value="0.319909">
                <text:p>0.319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12435">
                <text:p>0.312435</text:p>
              </table:table-cell>
              <table:table-cell office:value-type="float" office:value="0.656925">
                <text:p>0.656925</text:p>
              </table:table-cell>
              <table:table-cell office:value-type="float" office:value="0.654497">
                <text:p>0.654497</text:p>
              </table:table-cell>
              <table:table-cell office:value-type="float" office:value="0.643839">
                <text:p>0.643839</text:p>
              </table:table-cell>
              <table:table-cell office:value-type="float" office:value="0.644013">
                <text:p>0.644013</text:p>
              </table:table-cell>
              <table:table-cell office:value-type="float" office:value="0.597482">
                <text:p>0.597482</text:p>
              </table:table-cell>
              <table:table-cell office:value-type="float" office:value="0.596045">
                <text:p>0.596045</text:p>
              </table:table-cell>
              <table:table-cell office:value-type="float" office:value="0.594501">
                <text:p>0.5945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3496">
                <text:p>0.313496</text:p>
              </table:table-cell>
              <table:table-cell office:value-type="float" office:value="0.393673">
                <text:p>0.393673</text:p>
              </table:table-cell>
              <table:table-cell office:value-type="float" office:value="0.399208">
                <text:p>0.399208</text:p>
              </table:table-cell>
              <table:table-cell office:value-type="float" office:value="0.399176">
                <text:p>0.399176</text:p>
              </table:table-cell>
              <table:table-cell office:value-type="float" office:value="0.316663">
                <text:p>0.316663</text:p>
              </table:table-cell>
              <table:table-cell office:value-type="float" office:value="0.312523">
                <text:p>0.312523</text:p>
              </table:table-cell>
              <table:table-cell office:value-type="float" office:value="0.312409">
                <text:p>0.312409</text:p>
              </table:table-cell>
              <table:table-cell office:value-type="float" office:value="0.312231">
                <text:p>0.3122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1056">
                <text:p>0.31056</text:p>
              </table:table-cell>
              <table:table-cell office:value-type="float" office:value="0.521106">
                <text:p>0.521106</text:p>
              </table:table-cell>
              <table:table-cell office:value-type="float" office:value="0.507735">
                <text:p>0.507735</text:p>
              </table:table-cell>
              <table:table-cell office:value-type="float" office:value="0.505177">
                <text:p>0.505177</text:p>
              </table:table-cell>
              <table:table-cell office:value-type="float" office:value="0.506562">
                <text:p>0.506562</text:p>
              </table:table-cell>
              <table:table-cell office:value-type="float" office:value="0.312311">
                <text:p>0.312311</text:p>
              </table:table-cell>
              <table:table-cell office:value-type="float" office:value="0.312391">
                <text:p>0.312391</text:p>
              </table:table-cell>
              <table:table-cell office:value-type="float" office:value="0.312566">
                <text:p>0.3125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1143">
                <text:p>0.311143</text:p>
              </table:table-cell>
              <table:table-cell office:value-type="float" office:value="0.432434">
                <text:p>0.432434</text:p>
              </table:table-cell>
              <table:table-cell office:value-type="float" office:value="0.398948">
                <text:p>0.398948</text:p>
              </table:table-cell>
              <table:table-cell office:value-type="float" office:value="0.405539">
                <text:p>0.405539</text:p>
              </table:table-cell>
              <table:table-cell office:value-type="float" office:value="0.322025">
                <text:p>0.322025</text:p>
              </table:table-cell>
              <table:table-cell office:value-type="float" office:value="0.326556">
                <text:p>0.326556</text:p>
              </table:table-cell>
              <table:table-cell office:value-type="float" office:value="0.326341">
                <text:p>0.326341</text:p>
              </table:table-cell>
              <table:table-cell office:value-type="float" office:value="0.326198">
                <text:p>0.326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